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Pictures/10000000000002410000004323D85CBDD60CE3D6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ihenschluss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9" style:family="table-cell" style:parent-style-name="Default" style:data-style-name="N10000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 style:data-style-name="N10000"/>
    <style:style style:name="ce3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ihenschluss_Daten" table:style-name="ta1">
        <office:forms form:automatic-focus="false" form:apply-design-mode="false"/>
        <table:table-column table:style-name="co1" table:number-columns-repeated="7" table:default-cell-style-name="ce10"/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p</text:p>
          </table:table-cell>
          <table:table-cell table:style-name="ce9" office:value-type="string" calcext:value-type="string">
            <text:p>I_A</text:p>
          </table:table-cell>
          <table:table-cell table:style-name="ce9" office:value-type="string" calcext:value-type="string">
            <text:p>U_A</text:p>
          </table:table-cell>
          <table:table-cell table:style-name="ce9" office:value-type="string" calcext:value-type="string">
            <text:p>U_I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R_D</text:p>
          </table:table-cell>
        </table:table-row>
        <table:table-row table:style-name="ro1">
          <table:table-cell table:style-name="ce9" table:formula="of:=[.B2]*21" office:value-type="float" office:value="-2100" calcext:value-type="float">
            <text:p>-2100</text:p>
          </table:table-cell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07.3" calcext:value-type="float">
            <text:p>207.3</text:p>
          </table:table-cell>
          <table:table-cell table:style-name="ce9" table:formula="of:=[.D2]+[.C2]*([.F2]+[.G2])" office:value-type="float" office:value="261.86" calcext:value-type="float">
            <text:p>261.8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3]*21" office:value-type="float" office:value="-1989.75" calcext:value-type="float">
            <text:p>-1989.75</text:p>
          </table:table-cell>
          <table:table-cell table:style-name="ce9" office:value-type="float" office:value="-94.75" calcext:value-type="float">
            <text:p>-94.7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63.3" calcext:value-type="float">
            <text:p>163.3</text:p>
          </table:table-cell>
          <table:table-cell table:style-name="ce9" table:formula="of:=[.D3]+[.C3]*([.F3]+[.G3])" office:value-type="float" office:value="205.54" calcext:value-type="float">
            <text:p>205.54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4]*21" office:value-type="float" office:value="-1879.5" calcext:value-type="float">
            <text:p>-1879.5</text:p>
          </table:table-cell>
          <table:table-cell table:style-name="ce9" office:value-type="float" office:value="-89.5" calcext:value-type="float">
            <text:p>-89.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7" calcext:value-type="float">
            <text:p>77</text:p>
          </table:table-cell>
          <table:table-cell table:style-name="ce9" table:formula="of:=[.D4]+[.C4]*([.F4]+[.G4])" office:value-type="float" office:value="96.36" calcext:value-type="float">
            <text:p>96.3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5]*21" office:value-type="float" office:value="-1769.25" calcext:value-type="float">
            <text:p>-1769.25</text:p>
          </table:table-cell>
          <table:table-cell table:style-name="ce9" office:value-type="float" office:value="-84.25" calcext:value-type="float">
            <text:p>-84.2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8.6" calcext:value-type="float">
            <text:p>38.6</text:p>
          </table:table-cell>
          <table:table-cell table:style-name="ce9" table:formula="of:=[.D5]+[.C5]*([.F5]+[.G5])" office:value-type="float" office:value="49.16" calcext:value-type="float">
            <text:p>49.1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6]*21" office:value-type="float" office:value="-1659" calcext:value-type="float">
            <text:p>-1659</text:p>
          </table:table-cell>
          <table:table-cell table:style-name="ce9" office:value-type="float" office:value="-79" calcext:value-type="float">
            <text:p>-7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[.D6]+[.C6]*([.F6]+[.G6])" office:value-type="float" office:value="32.04" calcext:value-type="float">
            <text:p>32.04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7]*21" office:value-type="float" office:value="-1547.91" calcext:value-type="float">
            <text:p>-1547.91</text:p>
          </table:table-cell>
          <table:table-cell table:style-name="ce9" office:value-type="float" office:value="-73.71" calcext:value-type="float">
            <text:p>-73.7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8.4" calcext:value-type="float">
            <text:p>18.4</text:p>
          </table:table-cell>
          <table:table-cell table:style-name="ce9" table:formula="of:=[.D7]+[.C7]*([.F7]+[.G7])" office:value-type="float" office:value="23.68" calcext:value-type="float">
            <text:p>23.68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8]*21" office:value-type="float" office:value="-1437.03" calcext:value-type="float">
            <text:p>-1437.03</text:p>
          </table:table-cell>
          <table:table-cell table:style-name="ce9" office:value-type="float" office:value="-68.43" calcext:value-type="float">
            <text:p>-68.4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.D8]+[.C8]*([.F8]+[.G8])" office:value-type="float" office:value="17.52" calcext:value-type="float">
            <text:p>17.52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9]*21" office:value-type="float" office:value="-1326.78" calcext:value-type="float">
            <text:p>-1326.78</text:p>
          </table:table-cell>
          <table:table-cell table:style-name="ce9" office:value-type="float" office:value="-63.18" calcext:value-type="float">
            <text:p>-63.18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1.1" calcext:value-type="float">
            <text:p>11.1</text:p>
          </table:table-cell>
          <table:table-cell table:style-name="ce9" table:formula="of:=[.D9]+[.C9]*([.F9]+[.G9])" office:value-type="float" office:value="14.18" calcext:value-type="float">
            <text:p>14.18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10]*21" office:value-type="float" office:value="-1214.43" calcext:value-type="float">
            <text:p>-1214.43</text:p>
          </table:table-cell>
          <table:table-cell table:style-name="ce9" office:value-type="float" office:value="-57.83" calcext:value-type="float">
            <text:p>-57.83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8.9" calcext:value-type="float">
            <text:p>8.9</text:p>
          </table:table-cell>
          <table:table-cell table:style-name="ce9" table:formula="of:=[.D10]+[.C10]*([.F10]+[.G10])" office:value-type="float" office:value="11.1" calcext:value-type="float">
            <text:p>11.1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11]*21" office:value-type="float" office:value="-1106.28" calcext:value-type="float">
            <text:p>-1106.28</text:p>
          </table:table-cell>
          <table:table-cell table:style-name="ce9" office:value-type="float" office:value="-52.68" calcext:value-type="float">
            <text:p>-52.6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.1" calcext:value-type="float">
            <text:p>7.1</text:p>
          </table:table-cell>
          <table:table-cell table:style-name="ce9" table:formula="of:=[.D11]+[.C11]*([.F11]+[.G11])" office:value-type="float" office:value="8.86" calcext:value-type="float">
            <text:p>8.8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12]*21" office:value-type="float" office:value="-996.66" calcext:value-type="float">
            <text:p>-996.66</text:p>
          </table:table-cell>
          <table:table-cell table:style-name="ce9" office:value-type="float" office:value="-47.46" calcext:value-type="float">
            <text:p>-47.4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.8" calcext:value-type="float">
            <text:p>5.8</text:p>
          </table:table-cell>
          <table:table-cell table:style-name="ce9" table:formula="of:=[.D12]+[.C12]*([.F12]+[.G12])" office:value-type="float" office:value="7.56" calcext:value-type="float">
            <text:p>7.5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9" table:formula="of:=[.B13]*21" office:value-type="float" office:value="-887.04" calcext:value-type="float">
            <text:p>-887.04</text:p>
          </table:table-cell>
          <table:table-cell office:value-type="float" office:value="-42.24" calcext:value-type="float">
            <text:p>-42.24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table:style-name="ce9" table:formula="of:=[.D13]+[.C13]*([.F13]+[.G13])" office:value-type="float" office:value="6.46" calcext:value-type="float">
            <text:p>6.46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ihenschluss" table:style-name="ta2">
        <table:table-column table:style-name="co2" table:number-columns-repeated="64" table:default-cell-style-name="Default"/>
        <table:table-row table:style-name="ro1">
          <table:table-cell table:style-name="ce3" office:value-type="string" calcext:value-type="string" table:number-columns-spanned="18" table:number-rows-spanned="1">
            <text:p>Äußere Kennlinie</text:p>
          </table:table-cell>
          <table:covered-table-cell table:number-columns-repeated="17" table:style-name="ce6"/>
          <table:table-cell table:number-columns-repeated="46"/>
        </table:table-row>
        <table:table-row table:style-name="ro1">
          <table:table-cell>
            <draw:frame draw:z-index="0" draw:name="Picture 3" draw:style-name="gr1" draw:text-style-name="P1" svg:width="14.724cm" svg:height="1.771cm" svg:x="0cm" svg:y="0.371cm">
              <draw:image xlink:href="Pictures/10000000000002410000004323D85CBDD60CE3D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4" table:number-columns-repeated="4"/>
          <table:table-cell table:number-columns-repeated="3"/>
          <table:table-cell>
            <draw:frame table:end-cell-address="reihenschluss.Q26" table:end-x="0.375cm" table:end-y="0.516cm" draw:z-index="1" draw:name="Chart 4" draw:style-name="gr2" draw:text-style-name="P1" svg:width="13.879cm" svg:height="9.249cm" svg:x="1.198cm" svg:y="0.487cm">
              <draw:object draw:notify-on-update-of-ranges="Reihenschluss_Daten.C2:Reihenschluss_Daten.C10 Reihenschluss_Daten.D2:Reihenschluss_Daten.D10 Reihenschluss_Daten.C2:Reihenschluss_Daten.C10 Reihenschluss_Daten.E2:Reihenschluss_Daten.E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11">
          <table:table-cell table:style-name="ce4" table:number-columns-repeated="4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number-columns-repeated="60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19:25:26.3830791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reihenschluss" style:display-name="PageStyle_reih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benschluss" style:display-name="PageStyle_neb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mderregt" style:display-name="PageStyle_fremderreg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min Wessel</meta:initial-creator>
    <meta:creation-date>2020-08-17T17:06:58</meta:creation-date>
    <dc:date>2020-08-19T19:25:38.206272185</dc:date>
    <meta:generator>LibreOffice/6.4.4.2$Linux_X86_64 LibreOffice_project/40$Build-2</meta:generator>
    <meta:editing-duration>PT23M27S</meta:editing-duration>
    <meta:editing-cycles>6</meta:editing-cycles>
    <meta:document-statistic meta:table-count="2" meta:cell-count="92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89cm" svg:height="9.657cm" xlink:href=".." xlink:type="simple" chart:class="chart:scatter" chart:style-name="ch1">
        <chart:legend chart:legend-position="bottom" svg:x="5.345cm" svg:y="9.137cm" style:legend-expansion="wide" chart:style-name="ch2"/>
        <chart:plot-area chart:style-name="ch3" table:cell-range-address="Reihenschluss_Daten.C2:Reihenschluss_Daten.E10" chart:data-source-has-labels="row" svg:x="0.277cm" svg:y="0.193cm" svg:width="13.336cm" svg:height="7.576cm">
          <chartooo:coordinate-region svg:x="0.854cm" svg:y="0.353cm" svg:width="12.598cm" svg:height="6.998cm"/>
          <chart:axis chart:dimension="x" chart:name="primary-x" chart:style-name="ch4">
            <chart:title svg:x="6.643cm" svg:y="7.962cm" chart:style-name="ch5">
              <text:p>I_A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Reihenschluss_Daten.D2:Reihenschluss_Daten.D10" loext:label-string="&quot;U_A&quot;" chart:class="chart:scatter">
            <chart:domain table:cell-range-address="Reihenschluss_Daten.C2:Reihenschluss_Daten.C10"/>
            <chart:data-point chart:repeated="9"/>
          </chart:series>
          <chart:series chart:style-name="ch8" chart:values-cell-range-address="Reihenschluss_Daten.E2:Reihenschluss_Daten.E10" loext:label-string="&quot;U_I&quot;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U_A</text:p>
              </table:table-cell>
              <table:table-cell office:value-type="string">
                <text:p>U_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Reihenschluss_Daten.C2:Reihenschluss_Daten.C10</svg:desc>
                </draw:g>
              </table:table-cell>
              <table:table-cell office:value-type="float" office:value="207.3">
                <text:p>207.3</text:p>
                <draw:g>
                  <svg:desc>Reihenschluss_Daten.D2:Reihenschluss_Daten.D10</svg:desc>
                </draw:g>
              </table:table-cell>
              <table:table-cell office:value-type="float" office:value="261.86">
                <text:p>261.86</text:p>
                <draw:g>
                  <svg:desc>Reihenschluss_Daten.E2:Reihenschluss_Daten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163.3">
                <text:p>163.3</text:p>
              </table:table-cell>
              <table:table-cell office:value-type="float" office:value="205.54">
                <text:p>205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  <table:table-cell office:value-type="float" office:value="96.36">
                <text:p>9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8.6">
                <text:p>38.6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4">
                <text:p>18.4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1.1">
                <text:p>11.1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8.9">
                <text:p>8.9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